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L d’une fonction en 0</text:p>
          </table:table-cell>
          <table:table-cell office:value-type="string" calcext:value-type="string">
            <text:p>On dit que f admet un développement limité en 0 à l'ordre m si il existe un pôlynome \(P\in\R_m[X]\) et une fonction \(\varepsilon : I\to \R\) telle que \(\varepsilon \to 0\) tel que \(\forall x\in I, f(x) = P(x) + x^m\varepsilon(x)\).</text:p>
          </table:table-cell>
        </table:table-row>
        <table:table-row table:style-name="ro1">
          <table:table-cell office:value-type="string" calcext:value-type="string">
            <text:p>Équivalence d’une fonction admettant un DL à l’ordre 0</text:p>
          </table:table-cell>
          <table:table-cell office:value-type="string" calcext:value-type="string">
            <text:p>\(f\) admet un DL limité en 0 à l'ordre 0 \(\iff f\) est continue en 0. Dans ce cas, \(a_0 = f(0)\)</text:p>
          </table:table-cell>
        </table:table-row>
        <table:table-row table:style-name="ro1">
          <table:table-cell office:value-type="string" calcext:value-type="string">
            <text:p>Équivalence d’une fonction admettant un DL à l’ordre 1</text:p>
          </table:table-cell>
          <table:table-cell office:value-type="string" calcext:value-type="string">
            <text:p>\(f\) admet un DL à l'ordre 1 en 0 \(\iff f\) est dérivable en 0. Dans ce cas, \(a_1 = f'(0)\).</text:p>
          </table:table-cell>
        </table:table-row>
        <table:table-row table:style-name="ro1">
          <table:table-cell office:value-type="string" calcext:value-type="string">
            <text:p>DL d’une fonction en 0</text:p>
          </table:table-cell>
          <table:table-cell office:value-type="string" calcext:value-type="string">
            <text:p>On dit que f admet un développement limité en 0 à l'ordre m si il existe un p\^olynome \(P\in\R_m[X]\) et une fonction \(\varepsilon : I\to \R\) telle que \(\varepsilon \to 0\) tel que \(\forall x\in I, f(x) = P(x) + x^m\varepsilon(x)\).</text:p>
          </table:table-cell>
        </table:table-row>
        <table:table-row table:style-name="ro1">
          <table:table-cell office:value-type="string" calcext:value-type="string">
            <text:p>Fonction p fois dérivable</text:p>
          </table:table-cell>
          <table:table-cell office:value-type="string" calcext:value-type="string">
            <text:p>pour \(p\in \N,\) la dérivée \(p^{ene}\) de \(f:I\to \R\), notée \(f^{(p)}\) est définie récursivement : \(f^{(0)} = f\) et si \(f^{(p-1)}\) est dérivable sur I, alors \(f^{(p)} <text:s/>= (f^{(p-1)})'\).</text:p>
          </table:table-cell>
        </table:table-row>
        <table:table-row table:style-name="ro1">
          <table:table-cell office:value-type="string" calcext:value-type="string">
            <text:p>Classe d’une fonction</text:p>
          </table:table-cell>
          <table:table-cell office:value-type="string" calcext:value-type="string">
            <text:p>On dit que f est de classe \(C^p\) sur I si f est p fois dérivable sur I et la dérivée p-ème est continue.</text:p>
          </table:table-cell>
        </table:table-row>
        <table:table-row table:style-name="ro1">
          <table:table-cell office:value-type="string" calcext:value-type="string">
            <text:p>Dérivation p fois d’un produit de fonction</text:p>
          </table:table-cell>
          <table:table-cell office:value-type="string" calcext:value-type="string">
            <text:p>\(fg\) est p fois dérivable sur I et \((fg)^{(p)} = \sum^p_{m=0} C^m_p f^{(m)}g^{(p-m)}\)</text:p>
          </table:table-cell>
        </table:table-row>
        <table:table-row table:style-name="ro1">
          <table:table-cell office:value-type="string" calcext:value-type="string">
            <text:p>Dérivation de l’inverse d’une fonction</text:p>
          </table:table-cell>
          <table:table-cell office:value-type="string" calcext:value-type="string">
            <text:p>Si \(g : I\to \mathbb{R}\) est n fois dérivable sur I et ne s'annule pas sur I, alors la fonction \(f: x\in I\to \frac{1}{g(x)}\) est n fois dérivable aussi.</text:p>
          </table:table-cell>
        </table:table-row>
        <table:table-row table:style-name="ro1">
          <table:table-cell office:value-type="string" calcext:value-type="string">
            <text:p>Dérivée et application réciproque</text:p>
          </table:table-cell>
          <table:table-cell office:value-type="string" calcext:value-type="string">
            <text:p>Soit \(f:I\to\mathbb{R}\) $n\neq 0$ fois dérivable telle que f' ne s'annule pas sur I. Alors f est une bijection de I dans \(f(I) = J\in\mathbb{R}\). On a alors l'application réciproque \(f^{-1}\) est n fois dérivable. On a aussi \(f^{-1} : J\to I\), On a enfin <text:s/>\(f'(f^{-1}(x))(f^{-1})(x) = 1 \iff f^{-1'} = \frac{1}{f'\circ f^{-1}}\)</text:p>
          </table:table-cell>
        </table:table-row>
        <table:table-row table:style-name="ro1">
          <table:table-cell office:value-type="string" calcext:value-type="string">
            <text:p>Théorème de Taylor-Young</text:p>
          </table:table-cell>
          <table:table-cell office:value-type="string" calcext:value-type="string">
            <text:p><text:s/>Si f est \((n\geq 1)\) fois dérivable en 0, alors \(f(x) = f(0)+xf'(0)+\frac{x^2}{2} f''(0)+\dots + \frac{x^n}{n!}f^{(n)}(0)+o(x^n)\)</text:p>
          </table:table-cell>
        </table:table-row>
        <table:table-row table:style-name="ro1">
          <table:table-cell office:value-type="string" calcext:value-type="string">
            <text:p>Théorème de Taylor-Lagranges</text:p>
          </table:table-cell>
          <table:table-cell office:value-type="string" calcext:value-type="string">
            <text:p><text:s/>Si f est \((n\geq 1)\) fois dérivable sur I, alors \(\forall x\in I, \exists c_x \in[\min(0,x), \max(o,x)]\) tel que \(f(x) = f(0) + xf'(0) + \frac{x^2}{2}f''(0)+\dots+\frac{x^{n-1}}{(n-1)!}f^{(n-1)}(0)\frac{x^n}{n!}f^{(n)}(c_x)\)</text:p>
          </table:table-cell>
        </table:table-row>
        <table:table-row table:style-name="ro1">
          <table:table-cell office:value-type="string" calcext:value-type="string">
            <text:p>Théorème de Taylor-Laplaces</text:p>
          </table:table-cell>
          <table:table-cell office:value-type="string" calcext:value-type="string">
            <text:p>Si f \(I\to \R\) tel que f tes de classe \(C^p(I)\), alors \(\forall x\in I\), \(f(x) = f(0)+xf'(0)+\dots+\frac{x^{p-1}}{(p-1)!}f^{(p-1)}(0) + \) <text:s/>\(\int^x_0f^{(p)}(s) \frac{(x-s)^{p-1}}{(p-1)!}\mathrm{d} s\)</text:p>
          </table:table-cell>
        </table:table-row>
        <table:table-row table:style-name="ro1">
          <table:table-cell office:value-type="string" calcext:value-type="string">
            <text:p>Dérivée de la fonction réciproque</text:p>
          </table:table-cell>
          <table:table-cell office:value-type="string" calcext:value-type="string">
            <text:p>\(f^{-1'} = \frac{1}{f'\circ f^{-1}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23:30:01.233339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8:41:40.681246166</meta:creation-date>
    <dc:date>2025-02-21T23:34:18.275263802</dc:date>
    <meta:editing-duration>PT13M54S</meta:editing-duration>
    <meta:editing-cycles>4</meta:editing-cycles>
    <meta:generator>LibreOffice/24.2.7.2$Linux_X86_64 LibreOffice_project/420$Build-2</meta:generator>
    <meta:document-statistic meta:table-count="1" meta:cell-count="26" meta:object-count="0"/>
  </office:meta>
</office:document-meta>
</file>